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uż teraz we mnie</text:span><text:span text:style-name="T1"><text:line-break/></text:span><text:span text:style-name="T1">kwitną Twe ogrody,</text:span><text:span text:style-name="T1"><text:line-break/></text:span><text:span text:style-name="T1">już teraz we mnie</text:span><text:span text:style-name="T1"><text:line-break/></text:span><text:span text:style-name="T1">Twe Królestwo jest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5:09:10</meta:creation-date>
    <dc:date>2014-10-14T12:48:53.472000000</dc:date>
    <dc:language>pl-PL</dc:language>
    <meta:editing-cycles>5</meta:editing-cycles>
    <meta:editing-duration>PT1M3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